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eRomain</text:p>
      <text:p text:style-name="Standard"/>
      <text:p text:style-name="Standard">Créer les pages visiteurs. En fait cette phase consiste à déposer les « bases » je ne sais pas comment le dire.</text:p>
      <text:p text:style-name="Standard"/>
      <text:list xml:id="list8696695677686054494" text:style-name="L1">
        <text:list-item>
          <text:p text:style-name="P1">HomePage</text:p>
          <text:list>
            <text:list-item>
              <text:p text:style-name="P1">Créer un bouton question qui au clic provoque un alert</text:p>
            </text:list-item>
            <text:list-item>
              <text:p text:style-name="P1">Créer le volet Menu qui apparaît (en partant de la gauche de la page) au clic sur un lien (qui sera plus tard une image).</text:p>
            </text:list-item>
            <text:list-item>
              <text:p text:style-name="P1">Le volet Menu a une largeur de 60% par rapport à son parent.</text:p>
            </text:list-item>
            <text:list-item>
              <text:p text:style-name="P1">Le volet Menu contient des boutons ou liens (à toi de voir) « Accueil » (= »HomePage »), « Recherche », « Comment ça marche », « Support », « Blog ».</text:p>
            </text:list-item>
            <text:list-item>
              <text:p text:style-name="P1">Créer des pages « Accueil », « Recherche », « Comment ça marche », « Support », « Blog ». Ces pages sont cachés par défaut et apparaissent quand on clique dessus via le volet menu</text:p>
            </text:list-item>
            <text:list-item>
              <text:p text:style-name="P1">Sur la page HomePage, mettre des questions en dure. Ces questions représentent des liens qui redirige vers une page « Consultation »</text:p>
            </text:list-item>
          </text:list>
        </text:list-item>
      </text:list>
      <text:p text:style-name="Standard"/>
      <text:list xml:id="list34444283" text:continue-numbering="true" text:style-name="L1">
        <text:list-item>
          <text:p text:style-name="P1">ConsultationPage</text:p>
          <text:list>
            <text:list-item>
              <text:p text:style-name="P1">Créer un bouton signaler, partager et suivre qui au clic provoquent un simple alert</text:p>
            </text:list-item>
            <text:list-item>
              <text:p text:style-name="P1">Créer un bouton voter qui redirige vers une page qui présente une question. Tu peux l'appeler « Présentation question » par exemple</text:p>
            </text:list-item>
            <text:list-item>
              <text:p text:style-name="P1">Créer un bouton duppliquer qui redirige vers la page « Création »</text:p>
            </text:list-item>
          </text:list>
        </text:list-item>
        <text:list-item>
          <text:p text:style-name="P1">PrésentationQuestionPage</text:p>
          <text:list>
            <text:list-item>
              <text:p text:style-name="P1">Mettre dans un span une question en dure et des boutons qui font office de réponses. Par exemple « Comment allez-vous » on a les boutons « Bof », « Bien », « Hum », « Super »... Un clic savoir récupère la question et la répons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2T13:59:21.40</meta:creation-date>
    <dc:date>2014-04-12T14:27:54.18</dc:date>
    <meta:editing-duration>PT13M19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15" meta:word-count="268" meta:character-count="1393"/>
  </office:meta>
</office:document-meta>
</file>